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erif" svg:font-family="'Droid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5in" fo:margin-left="0.175in" fo:margin-top="0in" fo:margin-bottom="0in" table:align="left" style:writing-mode="lr-tb"/>
    </style:style>
    <style:style style:name="Table1.A" style:family="table-column">
      <style:table-column-properties style:column-width="1.56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Liberation Serif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text-position="0% 100%" style:font-name="Liberation Serif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erif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Liberation Serif" fo:font-size="14pt" fo:font-weight="bold" style:font-name-asian="Droid Serif" style:font-size-asian="14pt" style:font-weight-asian="bold" style:font-name-complex="Droid Serif" style:font-size-complex="14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4pt" style:font-name-asian="Droid Serif" style:font-size-asian="14pt" style:font-name-complex="Droid Serif" style:font-size-complex="14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style:font-name-asian="Droid Serif" style:font-name-complex="Droid Serif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erif" fo:font-style="italic" style:font-name-asian="Droid Serif" style:font-style-asian="italic" style:font-name-complex="Droid Serif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 style:font-name-asian="Droid Serif" style:font-name-complex="Droid Serif"/>
    </style:style>
    <style:style style:name="P1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Liberation Serif" fo:font-size="24pt" style:font-name-asian="Droid Serif" style:font-size-asian="24pt" style:font-name-complex="Droid Serif" style:font-size-complex="24pt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 officeooo:paragraph-rsid="001fc825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 style:font-name-asian="Droid Serif" style:font-name-complex="Droid Serif"/>
    </style:style>
    <style:style style:name="T1" style:family="text">
      <style:text-properties fo:font-style="italic" style:font-name-asian="Droid Serif" style:font-style-asian="italic" style:font-name-complex="Droid Serif"/>
    </style:style>
    <style:style style:name="T2" style:family="text">
      <style:text-properties fo:font-style="italic" officeooo:rsid="0022e78a" style:font-name-asian="Droid Serif" style:font-style-asian="italic" style:font-name-complex="Droid Serif"/>
    </style:style>
    <style:style style:name="T3" style:family="text">
      <style:text-properties fo:font-style="italic" officeooo:rsid="0024536c" style:font-name-asian="Droid Serif" style:font-style-asian="italic" style:font-name-complex="Droid Serif"/>
    </style:style>
    <style:style style:name="T4" style:family="text">
      <style:text-properties fo:font-style="italic" fo:font-weight="bold" style:font-name-asian="Droid Serif" style:font-style-asian="italic" style:font-weight-asian="bold" style:font-name-complex="Droid Serif"/>
    </style:style>
    <style:style style:name="T5" style:family="text">
      <style:text-properties style:font-name-asian="Droid Serif" style:font-name-complex="Droid Serif"/>
    </style:style>
    <style:style style:name="T6" style:family="text">
      <style:text-properties officeooo:rsid="001fc825" style:font-name-asian="Droid Serif" style:font-name-complex="Droid Serif"/>
    </style:style>
    <style:style style:name="T7" style:family="text">
      <style:text-properties officeooo:rsid="0022e78a" style:font-name-asian="Droid Serif" style:font-name-complex="Droid Serif"/>
    </style:style>
    <style:style style:name="T8" style:family="text">
      <style:text-properties officeooo:rsid="00256185" style:font-name-asian="Droid Serif" style:font-name-complex="Droid Serif"/>
    </style:style>
    <style:style style:name="T9" style:family="text">
      <style:text-properties officeooo:rsid="00264d44" style:font-name-asian="Droid Serif" style:font-name-complex="Droid Serif"/>
    </style:style>
    <style:style style:name="T10" style:family="text">
      <style:text-properties officeooo:rsid="002275ad" style:font-name-asian="Droid Serif" style:font-name-complex="Droid Serif"/>
    </style:style>
    <style:style style:name="T11" style:family="text">
      <style:text-properties officeooo:rsid="002275ad"/>
    </style:style>
    <style:style style:name="T12" style:family="text">
      <style:text-properties officeooo:rsid="0022e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ructions for Manager</text:p>
      <text:p text:style-name="P2"/>
      <text:p text:style-name="P5">Please Read!</text:p>
      <text:p text:style-name="P1"/>
      <text:p text:style-name="P7">This folder belongs to your <text:span text:style-name="T12">team</text:span>. Folders such as this one can be used throughout the semester to transfer documents between the instructor and the <text:span text:style-name="T12">team</text:span>. The Manager is responsible for its return at the end of each period.</text:p>
      <text:p text:style-name="P1"/>
      <text:p text:style-name="P1"/>
      <text:p text:style-name="P4">Your <text:span text:style-name="T12">Team</text:span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6">Person with Folder:</text:p>
            <text:p text:style-name="P6">Manager</text:p>
          </table:table-cell>
          <table:table-cell table:style-name="Table1.A1" office:value-type="string">
            <text:p text:style-name="P6">Left of Manager:</text:p>
            <text:p text:style-name="P6">Recorder</text:p>
          </table:table-cell>
          <table:table-cell table:style-name="Table1.A1" office:value-type="string">
            <text:p text:style-name="P6">Right of Manager:</text:p>
            <text:p text:style-name="P6">Presenter</text:p>
          </table:table-cell>
          <table:table-cell table:style-name="Table1.A1" office:value-type="string">
            <text:p text:style-name="P6">Other Member:</text:p>
            <text:p text:style-name="P6">Reflector</text:p>
          </table:table-cell>
        </table:table-row>
      </table:table>
      <text:p text:style-name="P1"/>
      <text:p text:style-name="P1"/>
      <text:p text:style-name="P4">Getting Started</text:p>
      <text:p text:style-name="P3"><text:span text:style-name="T1">Please read all of these instructions and then manage your </text:span><text:span text:style-name="T2">team</text:span><text:span text:style-name="T1"> accordingly. You will only have </text:span><text:span text:style-name="T3">about</text:span><text:span text:style-name="T1"> </text:span><text:span text:style-name="T4">10 minutes</text:span><text:span text:style-name="T1"> to complete these tasks!</text:span></text:p>
      <text:p text:style-name="P1"/>
      <text:list xml:id="list3325160470" text:style-name="WWNum1">
        <text:list-item>
          <text:p text:style-name="P12"><text:span text:style-name="T5">Distribute the following </text:span><text:span text:style-name="T9">items</text:span><text:span text:style-name="T5">: POGIL </text:span><text:span text:style-name="T8">in Two Pictures and One Link</text:span><text:span text:style-name="T5">, Basic POGIL Classroom Implementation, and </text:span><text:span text:style-name="T6">Learning Taxonomies and Course Objectives</text:span><text:span text:style-name="T5">.</text:span></text:p>
        </text:list-item>
      </text:list>
      <text:p text:style-name="P1"/>
      <text:list xml:id="list124535445714094" text:continue-numbering="true" text:style-name="WWNum1">
        <text:list-item>
          <text:p text:style-name="P11"><text:span text:style-name="T5">Hand out the role cards. Everyone should read their own card </text:span><text:span text:style-name="T10">individually </text:span><text:span text:style-name="T5">for one minute. Then have each member explain their role to the rest of the </text:span><text:span text:style-name="T7">team</text:span><text:span text:style-name="T5">.</text:span></text:p>
        </text:list-item>
      </text:list>
      <text:p text:style-name="P1"/>
      <text:list xml:id="list124535963809083" text:continue-numbering="true" text:style-name="WWNum1">
        <text:list-item>
          <text:p text:style-name="P13">Explain that when the facilitator raises his/her hand, everyone is to stop talking, raise their hand, and pay attention.</text:p>
        </text:list-item>
      </text:list>
      <text:p text:style-name="P9"/>
      <text:list xml:id="list124536625294853" text:continue-numbering="true" text:style-name="WWNum1">
        <text:list-item>
          <text:p text:style-name="P11"><text:span text:style-name="T6">If there is any time </text:span><text:span text:style-name="T5">remaining, read and discuss the “Basic POGIL Classroom Implementation” handout </text:span><text:span text:style-name="T6">as a </text:span><text:span text:style-name="T7">team</text:span><text:span text:style-name="T5">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erif" svg:font-family="'Droid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278in" fo:margin-bottom="0.083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Arial1" fo:font-family="Arial" style:font-family-generic="swiss" style:font-pitch="variable" fo:font-size="20pt" fo:language="en" fo:country="US" style:font-name-asian="Arial2" style:font-family-asian="Arial" style:font-family-generic-asian="system" style:font-pitch-asian="variable" style:font-size-asian="20pt" style:language-asian="zh" style:country-asian="CN" style:font-name-complex="Arial2" style:font-family-complex="Arial" style:font-family-generic-complex="system" style:font-pitch-complex="variable" style:font-size-complex="20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25in" fo:margin-bottom="0.083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Arial1" fo:font-family="Arial" style:font-family-generic="swiss" style:font-pitch="variable" fo:font-size="16pt" fo:language="en" fo:country="US" fo:font-weight="normal" style:font-name-asian="Arial2" style:font-family-asian="Arial" style:font-family-generic-asian="system" style:font-pitch-asian="variable" style:font-size-asian="16pt" style:language-asian="zh" style:country-asian="CN" style:font-weight-asian="normal" style:font-name-complex="Arial2" style:font-family-complex="Arial" style:font-family-generic-complex="system" style:font-pitch-complex="variable" style:font-size-complex="16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22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434343" style:font-name="Arial1" fo:font-family="Arial" style:font-family-generic="swiss" style:font-pitch="variable" fo:font-size="14pt" fo:language="en" fo:country="US" fo:font-weight="normal" style:font-name-asian="Arial2" style:font-family-asian="Arial" style:font-family-generic-asian="system" style:font-pitch-asian="variable" style:font-size-asian="14pt" style:language-asian="zh" style:country-asian="CN" style:font-weight-asian="normal" style:font-name-complex="Arial2" style:font-family-complex="Arial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94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Arial1" fo:font-family="Arial" style:font-family-generic="swiss" style:font-pitch="variable" fo:font-size="12pt" fo:language="en" fo:country="US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66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Arial1" fo:font-family="Arial" style:font-family-generic="swiss" style:font-pitch="variable" fo:font-size="11pt" fo:language="en" fo:country="US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66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Arial1" fo:font-family="Arial" style:font-family-generic="swiss" style:font-pitch="variable" fo:font-size="11pt" fo:language="en" fo:country="US" fo:font-style="italic" style:font-name-asian="Arial2" style:font-family-asian="Arial" style:font-family-generic-asian="system" style:font-pitch-asian="variable" style:font-size-asian="11pt" style:language-asian="zh" style:country-asian="CN" style:font-style-asian="italic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LO-normal" style:family="paragraph" style:default-outline-level="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" style:num-suffix="." style:num-format="a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" style:num-suffix="." style:num-format="a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6-09T12:45:35.132467940</dc:date>
    <meta:editing-cycles>10</meta:editing-cycles>
    <meta:editing-duration>PT14M36S</meta:editing-duration>
    <meta:generator>LibreOffice/5.3.3.2$Linux_X86_64 LibreOffice_project/30m0$Build-2</meta:generator>
    <dc:creator>Chris Mayfield</dc:creator>
    <meta:document-statistic meta:table-count="1" meta:image-count="0" meta:object-count="0" meta:page-count="1" meta:paragraph-count="18" meta:word-count="176" meta:character-count="1062" meta:non-whitespace-character-count="908"/>
  </office:meta>
</office:document-meta>
</file>